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2.29cm" fo:min-width="2.993cm"/>
    </style:style>
    <style:style style:name="gr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3cm" svg:height="2.54cm" svg:x="2.90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54cm" svg:x="8.30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3cm" svg:height="2.54cm" svg:x="13.699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15cm" svg:y1="4.81cm" svg:x2="7.985cm" svg:y2="4.81cm">
          <text:p/>
        </draw:line>
        <draw:line draw:style-name="gr2" draw:text-style-name="P2" draw:layer="layout" svg:x1="12.112cm" svg:y1="4.81cm" svg:x2="13.382cm" svg:y2="4.81cm">
          <text:p/>
        </draw:line>
        <draw:frame draw:style-name="gr3" draw:text-style-name="P3" draw:layer="layout" svg:width="3.175cm" svg:height="1.673cm" svg:x="3.222cm" svg:y="4.175cm">
          <draw:text-box>
            <text:p>Hospital</text:p>
          </draw:text-box>
        </draw:frame>
        <draw:frame draw:style-name="gr3" draw:text-style-name="P3" draw:layer="layout" svg:width="3.175cm" svg:height="1.673cm" svg:x="8.82cm" svg:y="4.275cm">
          <draw:text-box>
            <text:p>Insurer</text:p>
          </draw:text-box>
        </draw:frame>
        <draw:frame draw:style-name="gr3" draw:text-style-name="P3" draw:layer="layout" svg:width="3.175cm" svg:height="1.673cm" svg:x="14.217cm" svg:y="4.275cm">
          <draw:text-box>
            <text:p>Pati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30T11:02:59.648361097</meta:creation-date>
    <dc:date>2022-08-30T11:06:44.717219724</dc:date>
    <meta:editing-duration>PT3M45S</meta:editing-duration>
    <meta:editing-cycles>1</meta:editing-cycles>
    <meta:generator>LibreOffice/7.3.5.2$Linux_X86_64 LibreOffice_project/30$Build-2</meta:generator>
    <meta:document-statistic meta:object-count="8"/>
  </office:meta>
</office:document-meta>
</file>